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iel</text:p>
      <text:p text:style-name="Standard"/>
      <text:p text:style-name="Standard"/>
      <text:p text:style-name="Standard">Ciel awoke late in the morning, he guessed it was a 3 or 4 <text:s/>hours until midday. He stumbled down the stair to the main level, then proceeded to slurp down the soup he had gotten for breakfast. </text:p>
      <text:p text:style-name="Standard">“You look like as grey as a choker, Ciel,” chuckled Jala, sitting down next to him, “You drink too much last night?”</text:p>
      <text:p text:style-name="Standard">“Only as much as Mira would allow,” Ciel murmured.</text:p>
      <text:p text:style-name="Standard">His head throbbed.</text:p>
      <text:p text:style-name="Standard">He realized he had no boots on.</text:p>
      <text:p text:style-name="Standard">He stumbled back up the stairs to his cot and wearily looked around for his boots, but to no avail.</text:p>
      <text:p text:style-name="P1">My boots are deserters. I shall have them put to death when they are found. I'd wager they're in Eastmounte by now.</text:p>
      <text:p text:style-name="P2">His head throbbed. He lay on the bed for a few moments, then decided to start his day, boots or no. He grabbed his sword and wandered down to the training yard. As he stepped opened the door, he realized he had made a horrible mistake. The sunlight burned through his soul, sending shooting pains through his head. His head throbbed.</text:p>
      <text:p text:style-name="P2"/>
      <text:p text:style-name="P2">He went back inside.</text:p>
      <text:p text:style-name="P2"/>
      <text:p text:style-name="P2">Ciel stumbled back up the stairs to his cot, and untied his 3-foot-radius big hat that he named Eric from his backpack. With Eric on his head, Ciel decided to go into Era and look for some new armor, or a new sword... or something. On his way out he saw a pair of sandals by another cot, and slipped them on his feet, leaving a silver piece in compensation for the shoes. His head throbbed. </text:p>
      <text:p text:style-name="P2">“Nice hat, Ciel. Afraid of the sun?” joked Raan, who, by the look of his deep copper skin, got no lack of sunlight.</text:p>
      <text:p text:style-name="P2">“Yes,” replied Ciel, “and I shall celebrate the day it burns out with a mighty feast.”</text:p>
      <text:p text:style-name="P2">Raan laughed his low, hearty laugh in response, and called to Ciel, “And may that day never come, as I would fear that any feast planned by you would have only drink!”</text:p>
      <text:p text:style-name="P2">As Ciel walked through the door, Eric's brims bending through the frames, he called back, “and would that be a bad thing?”</text:p>
      <text:p text:style-name="P2"/>
      <text:p text:style-name="P2">Ciel walked along the cobbled road toward Era. <text:span text:style-name="T1">I should learn to ride a horse, as Amadeo said. That would save my feet a lot of pain.</text:span> The city gates stood open, welcoming all travelers into Era. Mottled jesters juggled balls and did silly tricks infront of a crowd of children, and traders haggled over the price of merchandise. A fat baker sold pastries at a stand in the square, and the green-cloaked city guards patrolled the streets. Ciel found the city's most popular blacksmith, black smoke billowing from the multiple forges making the shop visible from multiple streets away.</text:p>
      <text:p text:style-name="P2"><text:tab/>Haarold, the burly head blacksmith greeted him, “Welcome, welcome. What might you be looking for today?” Ciel was about to answer when he caught sight of the blacksmith's enchanter Ordolph.</text:p>
      <text:p text:style-name="P2"><text:s/>“Actually... I would like to see your enchanter,” and remembering his courtesies, “...if it pleases him.”</text:p>
      <text:p text:style-name="P2">Haarold smiled kindly, though he would obviously have preferred if Ciel purchased something.</text:p>
      <text:p text:style-name="P2">“Pardon me, good ser, but I noticed your enchanting, and, well, I became enchanted,” Ciel smiled widely.</text:p>
      <text:p text:style-name="P2">Ordolph looked up from his work and removed his thick goggles, leaving red circles around his thin sea blue eyes. “Are you interested in buying something? This suit's not for sale, it was specially made for Ser Brindas Greenwater, of the Riverrun.”</text:p>
      <text:p text:style-name="P2">“No... actually, I was interested in the enchanting itself. I would like to know if you could show me a <text:soft-page-break/>thing or two about it,” Ciel replied, absentmindedly trying to remember if he had heard of the Greenwater house before.</text:p>
      <text:p text:style-name="P2">Ordolph turned in his metal stool, “Well first, you need.....”</text:p>
      <text:p text:style-name="P2"/>
      <text:p text:style-name="P2">Ordolph continued on his instructions through the day, showing Ciel the arts of enchanting weapons and armor. Ciel learned actively, loosing track of time until Ordolph enchanted his last sword for the day and packed up his materials. Ciel left a payment of five silver pieces, and promised Haarold that he would return here whenever he was in need of any weapons or armor. As the sun began to set, painting the sky with oranges and purples and pinks, Ciel returned back to the guild, Eric the Wide-Hat sitting comfortably on his blue hair.</text:p>
      <text:p text:style-name="P2"/>
      <text:p text:style-name="P2"/>
      <text:p text:style-name="P2"/>
      <text:p text:style-name="P2"/>
      <text:p text:style-name="P2"/>
      <text:p text:style-name="P2"/>
      <text:p text:style-name="P2">Ciel got Craft Magic Arms and Armor for his 6<text:span text:style-name="T2">th</text:span> level f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09T14:25:43.03</meta:creation-date>
    <meta:document-statistic meta:table-count="0" meta:image-count="0" meta:object-count="0" meta:page-count="2" meta:paragraph-count="25" meta:word-count="737" meta:character-count="4067"/>
    <dc:date>2015-07-09T15:41:24.08</dc:date>
    <dc:creator>Nolan Roth</dc:creator>
    <meta:editing-duration>PT29S</meta:editing-duration>
    <meta:editing-cycles>1</meta:editing-cycles>
    <meta:generator>OpenOffice/4.1.1$Win32 OpenOffice.org_project/411m6$Build-9775</meta:generator>
  </office:meta>
</office:document-meta>
</file>